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buntu" svg:font-family="Ubuntu, sans-serif"/>
    <style:font-face style:name="inherit" svg:font-family="inherit"/>
    <style:font-face style:name="monospace" svg:font-family="monospace"/>
    <style:font-face style:name="proxima-nova" svg:font-family="proxima-nova, sans-serif"/>
    <style:font-face style:name="Arial2" svg:font-family="Arial" style:font-family-generic="swiss"/>
    <style:font-face style:name="proxima-nova2" svg:font-family="proxima-nova, sans-serif" style:font-family-generic="swiss"/>
    <style:font-face style:name="proxima-nova1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proxima-nova2" fo:font-size="24pt" style:font-size-asian="24pt" style:font-size-complex="24pt"/>
    </style:style>
    <style:style style:name="P2" style:family="paragraph" style:parent-style-name="Heading_20_2">
      <style:paragraph-properties fo:margin-left="0cm" fo:margin-right="0cm" fo:margin-top="0.37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a3a3a" style:font-name="proxima-nova" fo:font-size="21pt" fo:letter-spacing="normal" fo:font-style="normal" fo:font-weight="normal" fo:background-color="transparent" style:font-size-asian="12pt" style:font-size-complex="12pt"/>
    </style:style>
    <style:style style:name="P3" style:family="paragraph" style:parent-style-name="Heading_20_2">
      <style:paragraph-properties fo:margin-left="0cm" fo:margin-right="0cm" fo:margin-top="0.37cm" fo:margin-bottom="0.265cm" fo:orphans="2" fo:widows="2" fo:text-indent="0cm" style:auto-text-indent="false" fo:background-color="transparent" fo:padding="0cm" fo:border="none">
        <style:background-image/>
      </style:paragraph-properties>
    </style:style>
    <style:style style:name="P4" style:family="paragraph" style:parent-style-name="Heading_20_2">
      <style:paragraph-properties fo:margin-left="0cm" fo:margin-right="0cm" fo:margin-top="0.37cm" fo:margin-bottom="0cm" fo:orphans="2" fo:widows="2" fo:text-indent="0cm" style:auto-text-indent="false" fo:padding="0cm" fo:border="none"/>
      <style:text-properties fo:font-variant="normal" fo:text-transform="none" fo:color="#3a3a3a" style:font-name="proxima-nova" fo:font-size="21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Courier New" fo:font-size="12pt" fo:letter-spacing="normal" fo:font-style="normal" fo:font-weight="normal" fo:background-color="#eeeeee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Courier New" fo:font-size="12pt" fo:letter-spacing="normal" fo:font-style="normal" fo:font-weight="normal" fo:background-color="#eeeeee" style:font-size-asian="12pt" style:font-size-complex="12pt"/>
    </style:style>
    <style:style style:name="P7" style:family="paragraph" style:parent-style-name="Standard">
      <style:paragraph-properties fo:margin-left="0cm" fo:margin-right="0cm" fo:margin-top="0.37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style:use-window-font-color="true" style:font-name="Lucida Console" fo:font-size="10pt" fo:letter-spacing="normal" fo:font-style="normal" fo:font-weight="normal" fo:background-color="#eeeeee" style:font-name-asian="Lucida Console" style:font-size-asian="10pt" style:font-name-complex="Lucida Console" style:font-size-complex="10pt"/>
    </style:style>
    <style:style style:name="P8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-left="0cm" fo:padding-right="0cm" fo:padding-top="0cm" fo:padding-bottom="0.049cm" fo:border-left="none" fo:border-right="none" fo:border-top="none" fo:border-bottom="0.002cm solid #000000"/>
      <style:text-properties fo:font-variant="normal" fo:text-transform="none" fo:color="#000000" style:font-name="proxima-nova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582cm" fo:orphans="2" fo:widows="2" fo:text-indent="0cm" style:auto-text-indent="false" fo:padding="0cm" fo:border="none"/>
      <style:text-properties fo:font-variant="normal" fo:text-transform="none" fo:color="#000000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582cm" fo:orphans="2" fo:widows="2" fo:text-indent="0cm" style:auto-text-indent="false" fo:background-color="transparent" fo:padding-left="0cm" fo:padding-right="0cm" fo:padding-top="0cm" fo:padding-bottom="0.049cm" fo:border-left="none" fo:border-right="none" fo:border-top="none" fo:border-bottom="0.002cm solid #000000">
        <style:background-image/>
      </style:paragraph-properties>
      <style:text-properties fo:font-variant="normal" fo:text-transform="none" fo:color="#000000" style:font-name="proxima-nova" fo:font-size="12pt" fo:letter-spacing="normal" fo:font-style="normal" fo:font-weight="normal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.37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a3a3a" style:font-name="proxima-nova" fo:font-size="21pt" fo:letter-spacing="normal" fo:font-style="normal" fo:font-weight="normal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3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 style:font-weight-asian="normal" style:font-weight-complex="normal"/>
    </style:style>
    <style:style style:name="T1" style:family="text">
      <style:text-properties fo:font-variant="normal" fo:text-transform="none" fo:color="#3a3a3a" style:font-name="proxima-nova" fo:font-size="21pt" fo:letter-spacing="normal" fo:font-style="normal" fo:font-weight="normal" fo:background-color="transparen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proxima-nova"/>
    </style:style>
    <style:style style:name="T5" style:family="text">
      <style:text-properties style:font-name="proxima-nova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color="#000000" fo:font-size="12pt"/>
    </style:style>
    <style:style style:name="T8" style:family="text">
      <style:text-properties fo:color="#1c1c1c" fo:font-size="12pt"/>
    </style:style>
    <style:style style:name="T9" style:family="text">
      <style:text-properties fo:color="#1c1c1c" fo:font-size="12pt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er LARAVEL</text:p>
      <text:p text:style-name="P8"><text:a xlink:type="simple" xlink:href="https://laravel.com/docs/5.3" text:style-name="Internet_20_link" text:visited-style-name="Visited_20_Internet_20_Link">https://laravel.com/docs/5.3</text:a></text:p>
      <text:h text:style-name="P4" text:outline-level="2">Installation de Composer <text:span text:style-name="T2">(gestionnaire de dépendances) </text:span></text:h>
      <text:p text:style-name="P14"><text:a xlink:type="simple" xlink:href="https://getcomposer.org/" text:style-name="Internet_20_link" text:visited-style-name="Visited_20_Internet_20_Link">https://getcomposer.org/</text:a></text:p>
      <text:p text:style-name="P10"><text:a xlink:type="simple" xlink:href="https://laracasts.com/series/laravel-from-scratch-2017/episodes/1" text:style-name="Internet_20_link" text:visited-style-name="Visited_20_Internet_20_Link">https://laracasts.com/series/laravel-from-scratch-2017/episodes/1</text:a></text:p>
      <text:p text:style-name="P9"><text:span text:style-name="T3">Windows</text:span> : Télécharger <text:a xlink:type="simple" xlink:href="https://getcomposer.org/download/" text:style-name="Internet_20_link" text:visited-style-name="Visited_20_Internet_20_Link">Composer-Setup.exe</text:a></text:p>
      <text:p text:style-name="P11"><text:span text:style-name="T5">Linux</text:span><text:span text:style-name="T4"> : suivre la documentation sur </text:span><text:a xlink:type="simple" xlink:href="https://getcomposer.org/doc/00-intro.md#installation-linux-unix-osx" text:style-name="Internet_20_link" text:visited-style-name="Visited_20_Internet_20_Link"><text:span text:style-name="T4">getcomposer.org</text:span></text:a><text:span text:style-name="T4"> ( !! Il faut bien penser à gérer le PATH pour que la commande Bash 'composer' soit accessible depuis n'importe quel dossier !!)</text:span></text:p>
      <text:p text:style-name="P8"/>
      <text:h text:style-name="P2" text:outline-level="2">Trouver des Packages</text:h>
      <text:p text:style-name="P13"><text:span text:style-name="T6">Aller sur : </text:span><text:a xlink:type="simple" xlink:href="https://packagist.org/" text:style-name="Internet_20_link" text:visited-style-name="Visited_20_Internet_20_Link"><text:span text:style-name="T6">https://packagist.org/</text:span></text:a></text:p>
      <text:p text:style-name="P13"><text:span text:style-name="T6">Suivre les instructions.</text:span></text:p>
      <text:p text:style-name="P8"/>
      <text:h text:style-name="P3" text:outline-level="2"><text:span text:style-name="T1">Installer Laravel</text:span></text:h>
      <text:p text:style-name="P13"><text:span text:style-name="T6">Dans le Bash (ouvert dans mon dossier de travail) entrer la ligne suivante :</text:span></text:p>
      <text:p text:style-name="P5"/>
      <text:p text:style-name="P5">laravel new myProjectDirectory</text:p>
      <text:p text:style-name="P5"/>
      <text:p text:style-name="P13"><text:span text:style-name="T6">On y est (presque) !</text:span></text:p>
      <text:p text:style-name="P8"/>
      <text:h text:style-name="P2" text:outline-level="2">Lancer Artisan</text:h>
      <text:p text:style-name="P13"><text:a xlink:type="simple" xlink:href="https://packagist.org/" text:style-name="Internet_20_link" text:visited-style-name="Visited_20_Internet_20_Link"><text:span text:style-name="T9">A</text:span></text:a><text:span text:style-name="T8">rtis</text:span><text:span text:style-name="T7">an </text:span><text:span text:style-name="T6">est </text:span><text:span text:style-name="T8">un C</text:span><text:span text:style-name="T6">LI (Command line Utility) associée à Laravel. Il fournit toue une série de commandes intéressantes :</text:span></text:p>
      <text:p text:style-name="P6">php artisan</text:p>
      <text:p text:style-name="P13"><text:span text:style-name="T6">On peut ensuite démarrer un serveur de développement local grâce à Artisan :</text:span></text:p>
      <text:p text:style-name="P6"><text:soft-page-break/><text:span text:style-name="T6">php artisan serve</text:span></text:p>
      <text:p text:style-name="P13"><text:span text:style-name="T6">Laravel nous renvoie le message suivant :</text:span></text:p>
      <text:p text:style-name="P7">Laravel development server started: &lt;http://127.0.0.1:8000&gt;</text:p>
      <text:p text:style-name="P13"><text:span text:style-name="T6">La racine de notre projet est maintenant visible à l'adresse ci-dessu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buntu" svg:font-family="Ubuntu, sans-serif"/>
    <style:font-face style:name="inherit" svg:font-family="inherit"/>
    <style:font-face style:name="monospace" svg:font-family="monospace"/>
    <style:font-face style:name="proxima-nova" svg:font-family="proxima-nova, sans-serif"/>
    <style:font-face style:name="Arial2" svg:font-family="Arial" style:font-family-generic="swiss"/>
    <style:font-face style:name="proxima-nova2" svg:font-family="proxima-nova, sans-serif" style:font-family-generic="swiss"/>
    <style:font-face style:name="proxima-nova1" svg:font-family="proxima-nova, sans-serif" style:font-adornments="Norm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1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rps" style:family="text">
      <style:text-properties style:font-name="proxima-nova1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bi bobo</meta:initial-creator>
    <meta:creation-date>2018-01-12T09:38:43.40</meta:creation-date>
    <dc:date>2018-01-16T14:07:53.52</dc:date>
    <dc:creator>bibi bobo</dc:creator>
    <meta:editing-duration>PT6H14M11S</meta:editing-duration>
    <meta:editing-cycles>13</meta:editing-cycles>
    <meta:generator>OpenOffice/4.1.4$Win32 OpenOffice.org_project/414m5$Build-9788</meta:generator>
    <meta:document-statistic meta:table-count="0" meta:image-count="0" meta:object-count="0" meta:page-count="2" meta:paragraph-count="22" meta:word-count="141" meta:character-count="1034"/>
  </office:meta>
</office:document-meta>
</file>